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TimestampTest.test_date_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TimestampTest.test_date_9999999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TimestampTest.test_d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TimestampTes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Timestamp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imestampTest.test_dat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TimestampTest.test_date_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qlTimestampTest.test_date_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TimestampTest.test_date_x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